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transparent" fo:border="none"/>
      <style:text-properties fo:font-weight="bold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 style:data-style-name="N0">
      <style:table-cell-properties fo:border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default-cell-style-name="ce13"/>
        <table:table-column table:style-name="co5" table:default-cell-style-name="ce7"/>
        <table:table-column table:style-name="co10" table:default-cell-style-name="ce13"/>
        <table:table-column table:style-name="co11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1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5" office:value-type="string">
            <text:p>S3</text:p>
          </table:table-cell>
          <table:table-cell table:style-name="ce9" office:value-type="string">
            <text:p>S4</text:p>
          </table:table-cell>
          <table:table-cell table:style-name="ce15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Karlzén, Henrik </text:p>
          </table:table-cell>
          <table:table-cell table:style-name="ce4" table:formula="oooc:=0+([.J2]&gt;=50)+([.K2]&gt;=7)+([.L2]&gt;12)+([.M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J3]&gt;=50)+([.K3]&gt;=7)+([.L3]&gt;12)+([.M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J4]&gt;=50)+([.K4]&gt;=7)+([.L4]&gt;12)+([.M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" office:value-type="float" office:value="2">
            <text:p>2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Landergren, Torsten </text:p>
          </table:table-cell>
          <table:table-cell table:style-name="ce4" table:formula="oooc:=0+([.J5]&gt;=50)+([.K5]&gt;=7)+([.L5]&gt;12)+([.M5]&gt;=10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J6]&gt;=50)+([.K6]&gt;=7)+([.L6]&gt;12)+([.M6]&gt;=10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J7]&gt;=50)+([.K7]&gt;=7)+([.L7]&gt;12)+([.M7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" office:value-type="float" office:value="2">
            <text:p>2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10" office:value-type="float" office:value="13">
            <text:p>13</text:p>
          </table:table-cell>
          <table:table-cell/>
          <table:table-cell table:style-name="ce2" office:value-type="string">
            <text:p>Lehmann, Patrick </text:p>
          </table:table-cell>
          <table:table-cell table:style-name="ce4" table:formula="oooc:=0+([.J8]&gt;=50)+([.K8]&gt;=7)+([.L8]&gt;12)+([.M8]&gt;=10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J9]&gt;=50)+([.K9]&gt;=7)+([.L9]&gt;12)+([.M9]&gt;=10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J10]&gt;=50)+([.K10]&gt;=7)+([.L10]&gt;12)+([.M10]&gt;=10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J11]&gt;=50)+([.K11]&gt;=7)+([.L11]&gt;12)+([.M11]&gt;=10)" office:value-type="float" office:value="3">
            <text:p>3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14" office:value-type="float" office:value="16.5">
            <text:p>16,5</text:p>
          </table:table-cell>
          <table:table-cell table:style-name="ce15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Mahmoudifar, Marjan </text:p>
          </table:table-cell>
          <table:table-cell table:style-name="ce4" table:formula="oooc:=0+([.J12]&gt;=50)+([.K12]&gt;=7)+([.L12]&gt;12)+([.M12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" office:value-type="float" office:value="2">
            <text:p>2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10"/>
          <table:table-cell/>
          <table:table-cell table:style-name="ce2" office:value-type="string">
            <text:p>Malik, Muhammad Ayaz </text:p>
          </table:table-cell>
          <table:table-cell table:style-name="ce4" table:formula="oooc:=0+([.J13]&gt;=50)+([.K13]&gt;=7)+([.L13]&gt;12)+([.M13]&gt;=10)" office:value-type="float" office:value="2">
            <text:p>2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10" office:value-type="float" office:value="12.5">
            <text:p>12,5</text:p>
          </table:table-cell>
          <table:table-cell/>
          <table:table-cell table:style-name="ce2" office:value-type="string">
            <text:p>Marculescu, Bogdan </text:p>
          </table:table-cell>
          <table:table-cell table:style-name="ce4" table:formula="oooc:=0+([.J14]&gt;=50)+([.K14]&gt;=7)+([.L14]&gt;12)+([.M14]&gt;=10)" office:value-type="float" office:value="4">
            <text:p>4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.5">
            <text:p>15,5</text:p>
          </table:table-cell>
          <table:table-cell table:style-name="ce15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J15]&gt;=50)+([.K15]&gt;=7)+([.L15]&gt;12)+([.M1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J16]&gt;=50)+([.K16]&gt;=7)+([.L16]&gt;12)+([.M16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" office:value-type="float" office:value="4">
            <text:p>4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Moberg, Anders </text:p>
          </table:table-cell>
          <table:table-cell table:style-name="ce4" table:formula="oooc:=0+([.J17]&gt;=50)+([.K17]&gt;=7)+([.L17]&gt;12)+([.M17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10" office:value-type="float" office:value="18">
            <text:p>18</text:p>
          </table:table-cell>
          <table:table-cell table:style-name="ce15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10.5">
            <text:p>10,5</text:p>
          </table:table-cell>
          <table:table-cell/>
          <table:table-cell table:style-name="ce2" office:value-type="string">
            <text:p>Mona Diana, Amza </text:p>
          </table:table-cell>
          <table:table-cell table:style-name="ce4" table:formula="oooc:=0+([.J18]&gt;=50)+([.K18]&gt;=7)+([.L18]&gt;12)+([.M18]&gt;=10)" office:value-type="float" office:value="4">
            <text:p>4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10" office:value-type="float" office:value="13.5">
            <text:p>13,5</text:p>
          </table:table-cell>
          <table:table-cell table:style-name="ce15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Nordius, Tuve </text:p>
          </table:table-cell>
          <table:table-cell table:style-name="ce4" table:formula="oooc:=0+([.J19]&gt;=50)+([.K19]&gt;=7)+([.L19]&gt;12)+([.M1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J20]&gt;=50)+([.K20]&gt;=7)+([.L20]&gt;12)+([.M20]&gt;=10)" office:value-type="float" office:value="2">
            <text:p>2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10" office:value-type="float" office:value="12.5">
            <text:p>12,5</text:p>
          </table:table-cell>
          <table:table-cell table:style-name="ce15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" office:value-type="float" office:value="1">
            <text:p>1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10" office:value-type="float" office:value="13.5">
            <text:p>13,5</text:p>
          </table:table-cell>
          <table:table-cell/>
          <table:table-cell table:style-name="ce2" office:value-type="string">
            <text:p>Persson, Gustav </text:p>
          </table:table-cell>
          <table:table-cell table:style-name="ce4" table:formula="oooc:=0+([.J21]&gt;=50)+([.K21]&gt;=7)+([.L21]&gt;12)+([.M21]&gt;=10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J22]&gt;=50)+([.K22]&gt;=7)+([.L22]&gt;12)+([.M2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J23]&gt;=50)+([.K23]&gt;=7)+([.L23]&gt;12)+([.M23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J24]&gt;=50)+([.K24]&gt;=7)+([.L24]&gt;12)+([.M24]&gt;=10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J25]&gt;=50)+([.K25]&gt;=7)+([.L25]&gt;12)+([.M25]&gt;=10)" office:value-type="float" office:value="3">
            <text:p>3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10" office:value-type="float" office:value="17.5">
            <text:p>17,5</text:p>
          </table:table-cell>
          <table:table-cell table:style-name="ce15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J26]&gt;=50)+([.K26]&gt;=7)+([.L26]&gt;12)+([.M26]&gt;=10)" office:value-type="float" office:value="3">
            <text:p>3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" office:value-type="float" office:value="2">
            <text:p>2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style-name="ce10"/>
          <table:table-cell/>
          <table:table-cell table:style-name="ce2" office:value-type="string">
            <text:p>Schlyter, Christian </text:p>
          </table:table-cell>
          <table:table-cell table:style-name="ce4" table:formula="oooc:=0+([.J27]&gt;=50)+([.K27]&gt;=7)+([.L27]&gt;12)+([.M27]&gt;=10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" office:value-type="float" office:value="3">
            <text:p>3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Siriwardanagea, Nihal </text:p>
          </table:table-cell>
          <table:table-cell table:style-name="ce4" table:formula="oooc:=0+([.J28]&gt;=50)+([.K28]&gt;=7)+([.L28]&gt;12)+([.M2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J29]&gt;=50)+([.K29]&gt;=7)+([.L29]&gt;12)+([.M29]&gt;=10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10" office:value-type="float" office:value="7.5">
            <text:p>7,5</text:p>
          </table:table-cell>
          <table:table-cell table:style-name="ce15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" office:value-type="float" office:value="4">
            <text:p>4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10" office:value-type="float" office:value="13.5">
            <text:p>13,5</text:p>
          </table:table-cell>
          <table:table-cell/>
          <table:table-cell table:style-name="ce2" office:value-type="string">
            <text:p>Sribuaphuan, Naruemol </text:p>
          </table:table-cell>
          <table:table-cell table:style-name="ce4" table:formula="oooc:=0+([.J30]&gt;=50)+([.K30]&gt;=7)+([.L30]&gt;12)+([.M3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J31]&gt;=50)+([.K31]&gt;=7)+([.L31]&gt;12)+([.M31]&gt;=10)" office:value-type="float" office:value="3">
            <text:p>3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0.5">
            <text:p>10,5</text:p>
          </table:table-cell>
          <table:table-cell table:style-name="ce15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" office:value-type="float" office:value="4">
            <text:p>4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Andreas </text:p>
          </table:table-cell>
          <table:table-cell table:style-name="ce4" table:formula="oooc:=0+([.J32]&gt;=50)+([.K32]&gt;=7)+([.L32]&gt;12)+([.M32]&gt;=10)" office:value-type="float" office:value="3">
            <text:p>3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10" office:value-type="float" office:value="9">
            <text:p>9</text:p>
          </table:table-cell>
          <table:table-cell table:style-name="ce15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" office:value-type="float" office:value="3">
            <text:p>3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1">
            <text:p>11</text:p>
          </table:table-cell>
          <table:table-cell/>
          <table:table-cell table:style-name="ce2" office:value-type="string">
            <text:p>Svensson, Mattias </text:p>
          </table:table-cell>
          <table:table-cell table:style-name="ce4" table:formula="oooc:=0+([.J33]&gt;=50)+([.K33]&gt;=7)+([.L33]&gt;12)+([.M33]&gt;=10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/>
          <table:table-cell table:style-name="ce2" office:value-type="string">
            <text:p>Svensson, Sven </text:p>
          </table:table-cell>
          <table:table-cell table:style-name="ce4" table:formula="oooc:=0+([.J34]&gt;=50)+([.K34]&gt;=7)+([.L34]&gt;12)+([.M3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J35]&gt;=50)+([.K35]&gt;=7)+([.L35]&gt;12)+([.M35]&gt;=10)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J36]&gt;=50)+([.K36]&gt;=7)+([.L36]&gt;12)+([.M36]&gt;=10)" office:value-type="float" office:value="3">
            <text:p>3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10" office:value-type="float" office:value="11">
            <text:p>11</text:p>
          </table:table-cell>
          <table:table-cell table:style-name="ce15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J37]&gt;=50)+([.K37]&gt;=7)+([.L37]&gt;12)+([.M37]&gt;=10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" office:value-type="float" office:value="3">
            <text:p>3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10" office:value-type="float" office:value="15">
            <text:p>15</text:p>
          </table:table-cell>
          <table:table-cell/>
          <table:table-cell table:style-name="ce2" office:value-type="string">
            <text:p>Thuresson, Andreas </text:p>
          </table:table-cell>
          <table:table-cell table:style-name="ce4" table:formula="oooc:=0+([.J38]&gt;=50)+([.K38]&gt;=7)+([.L38]&gt;12)+([.M38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7.5">
            <text:p>17,5</text:p>
          </table:table-cell>
          <table:table-cell/>
          <table:table-cell table:style-name="ce2" office:value-type="string">
            <text:p>Trninic, Predrag </text:p>
          </table:table-cell>
          <table:table-cell table:style-name="ce4" table:formula="oooc:=0+([.J39]&gt;=50)+([.K39]&gt;=7)+([.L39]&gt;12)+([.M39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" office:value-type="float" office:value="2">
            <text:p>2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Tuglu, Hatice Ezgi </text:p>
          </table:table-cell>
          <table:table-cell table:style-name="ce4" table:formula="oooc:=0+([.J40]&gt;=50)+([.K40]&gt;=7)+([.L40]&gt;12)+([.M40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J41]&gt;=50)+([.K41]&gt;=7)+([.L41]&gt;12)+([.M41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" office:value-type="float" office:value="4">
            <text:p>4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10" office:value-type="float" office:value="20">
            <text:p>20</text:p>
          </table:table-cell>
          <table:table-cell/>
          <table:table-cell table:style-name="ce2" office:value-type="string">
            <text:p>Voronov, Alexey </text:p>
          </table:table-cell>
          <table:table-cell table:style-name="ce4" table:formula="oooc:=0+([.J42]&gt;=50)+([.K42]&gt;=7)+([.L42]&gt;12)+([.M42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J43]&gt;=50)+([.K43]&gt;=7)+([.L43]&gt;12)+([.M43]&gt;=10)" office:value-type="float" office:value="1">
            <text:p>1</text:p>
          </table:table-cell>
          <table:table-cell table:style-name="ce6"/>
          <table:table-cell table:style-name="ce4"/>
          <table:table-cell table:style-name="ce6"/>
          <table:table-cell table:style-name="ce10" office:value-type="float" office:value="10">
            <text:p>10</text:p>
          </table:table-cell>
          <table:table-cell table:style-name="ce15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J44]&gt;=50)+([.K44]&gt;=7)+([.L44]&gt;12)+([.M44]&gt;=10)" office:value-type="float" office:value="0">
            <text:p>0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10" office:value-type="float" office:value="8">
            <text:p>8</text:p>
          </table:table-cell>
          <table:table-cell table:style-name="ce15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" office:value-type="float" office:value="3">
            <text:p>3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Özdemir, Celal Barış</text:p>
          </table:table-cell>
          <table:table-cell table:style-name="ce4" table:formula="oooc:=0+([.J45]&gt;=50)+([.K45]&gt;=7)+([.L45]&gt;12)+([.M45]&gt;=10)" office:value-type="float" office:value="0">
            <text:p>0</text:p>
          </table:table-cell>
          <table:table-cell table:style-name="ce6"/>
          <table:table-cell table:style-name="ce4"/>
          <table:table-cell table:style-name="ce6"/>
          <table:table-cell table:style-name="ce10"/>
          <table:table-cell table:style-name="ce15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" office:value-type="float" office:value="3">
            <text:p>3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10" office:value-type="float" office:value="15.5">
            <text:p>15,5</text:p>
          </table:table-cell>
          <table:table-cell table:number-columns-repeated="8"/>
        </table:table-row>
        <table:table-row table:style-name="ro1" table:number-rows-repeated="654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008-11-24</text:date>, <text:time>16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1-24T16:39:58</dc:date>
    <meta:printed-by>Gustav Munkby</meta:printed-by>
    <meta:print-date>2008-11-03T13:05:35</meta:print-date>
    <dc:language>sv-SE</dc:language>
    <meta:editing-cycles>14</meta:editing-cycles>
    <meta:editing-duration>PT9H47M2S</meta:editing-duration>
    <meta:user-defined meta:name="Info 1"/>
    <meta:user-defined meta:name="Info 2"/>
    <meta:user-defined meta:name="Info 3"/>
    <meta:user-defined meta:name="Info 4"/>
    <meta:document-statistic meta:table-count="3" meta:cell-count="546"/>
  </office:meta>
</office:document-meta>
</file>